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25f8" officeooo:paragraph-rsid="000625f8"/>
    </style:style>
    <style:style style:name="P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625f8" officeooo:paragraph-rsid="000625f8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7b0aa" officeooo:paragraph-rsid="0007b0aa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8f1ab" officeooo:paragraph-rsid="0008f1a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92a68" officeooo:paragraph-rsid="00092a68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65fd" officeooo:paragraph-rsid="000a65fd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bold" officeooo:rsid="000625f8" officeooo:paragraph-rsid="000625f8" style:font-weight-asian="bold" style:font-weight-complex="bold"/>
    </style:style>
    <style:style style:name="T1" style:family="text">
      <style:text-properties officeooo:rsid="00092a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tification</text:p>
      <text:p text:style-name="P1"/>
      <text:p text:style-name="P7">Federalists</text:p>
      <text:list xml:id="list7077667742327364966" text:style-name="L1">
        <text:list-item>
          <text:p text:style-name="P5">Unified</text:p>
        </text:list-item>
        <text:list-item>
          <text:p text:style-name="P5">Dirty poor farmers are the morally inept</text:p>
        </text:list-item>
        <text:list-item>
          <text:p text:style-name="P6">Mob rule will turn into a dictator</text:p>
        </text:list-item>
        <text:list-item>
          <text:p text:style-name="P6">Republic? 50 people and 100 people can be understood with the same ease</text:p>
        </text:list-item>
        <text:list-item>
          <text:p text:style-name="P6">International power</text:p>
        </text:list-item>
        <text:list-item>
          <text:p text:style-name="P6">$ → power</text:p>
        </text:list-item>
      </text:list>
      <text:p text:style-name="P7"/>
      <text:p text:style-name="P7">Anti-Federalists</text:p>
      <text:list xml:id="list7821416690367568547" text:style-name="L2">
        <text:list-item>
          <text:p text:style-name="P2">Think that the President is basically a King</text:p>
          <text:list>
            <text:list-item>
              <text:p text:style-name="P3">Head of army</text:p>
            </text:list-item>
          </text:list>
        </text:list-item>
        <text:list-item>
          <text:p text:style-name="P2">What are the people's rights? Is there liberty for the induvidual?</text:p>
        </text:list-item>
        <text:list-item>
          <text:p text:style-name="P2">Idealistic</text:p>
        </text:list-item>
        <text:list-item>
          <text:p text:style-name="P2">Power in too few hands (mostly the rich, <text:span text:style-name="T1">worried they'll rule for themselves</text:span>)</text:p>
        </text:list-item>
        <text:list-item>
          <text:p text:style-name="P4">Ineffici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22:42:04.016468143</meta:creation-date>
    <dc:date>2014-10-22T23:07:42.344062813</dc:date>
    <meta:editing-duration>PT25M36S</meta:editing-duration>
    <meta:editing-cycles>5</meta:editing-cycles>
    <meta:generator>LibreOffice/4.3.2.2.0$Linux_X86_64 LibreOffice_project/430m0$Build-2</meta:generator>
    <meta:document-statistic meta:table-count="0" meta:image-count="0" meta:object-count="0" meta:page-count="1" meta:paragraph-count="15" meta:word-count="85" meta:character-count="451" meta:non-whitespace-character-count="393"/>
  </office:meta>
</office:document-meta>
</file>